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c753" officeooo:paragraph-rsid="000bc753"/>
    </style:style>
    <style:style style:name="P2" style:family="paragraph" style:parent-style-name="Standard">
      <style:text-properties officeooo:rsid="000c5ba6" officeooo:paragraph-rsid="000c5b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minimal telegram bot project.</text:p>
      <text:p text:style-name="P1"/>
      <text:p text:style-name="P2">PostgreSQL is also considered to communicate a database for user data transaction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14:18:14.274697473</meta:creation-date>
    <meta:generator>LibreOffice/6.4.7.2$Linux_X86_64 LibreOffice_project/40$Build-2</meta:generator>
    <dc:date>2021-06-18T14:41:58.602424711</dc:date>
    <meta:editing-duration>PT12M32S</meta:editing-duration>
    <meta:editing-cycles>1</meta:editing-cycles>
    <meta:document-statistic meta:table-count="0" meta:image-count="0" meta:object-count="0" meta:page-count="1" meta:paragraph-count="2" meta:word-count="17" meta:character-count="114" meta:non-whitespace-character-count="99"/>
  </office:meta>
</office:document-meta>
</file>